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4" style:family="table">
      <style:table-properties style:width="6.8528in" fo:margin-left="0.031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7514in"/>
    </style:style>
    <style:style style:name="Table4.B" style:family="table-column">
      <style:table-column-properties style:column-width="5.4625in"/>
    </style:style>
    <style:style style:name="Table4.C" style:family="table-column">
      <style:table-column-properties style:column-width="0.6389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382in" fo:border-left="0.05pt solid #ffffff" fo:border-right="none" fo:border-top="0.05pt solid #000099" fo:border-bottom="0.05pt solid #000099" style:writing-mode="lr-tb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none" fo:border-right="none" fo:border-top="0.05pt solid #000099" fo:border-bottom="0.05pt solid #000099" style:writing-mode="lr-tb">
        <style:background-image/>
      </style:table-cell-properties>
    </style:style>
    <style:style style:name="Table4.C1" style:family="table-cell">
      <style:table-cell-properties style:vertical-align="middle" fo:background-color="transparent" fo:padding="0.0382in" fo:border-left="none" fo:border-right="0.05pt solid #ffffff" fo:border-top="0.05pt solid #000099" fo:border-bottom="0.05pt solid #000099" style:writing-mode="lr-tb">
        <style:background-image/>
      </style:table-cell-properties>
    </style:style>
    <style:style style:name="Table4.2" style:family="table-row">
      <style:table-row-properties style:min-row-height="0.3083in"/>
    </style:style>
    <style:style style:name="Table4.A2" style:family="table-cell">
      <style:table-cell-properties style:vertical-align="middle" fo:background-color="transparent" fo:padding="0.0382in" fo:border-left="none" fo:border-right="none" fo:border-top="0.05pt dotted #b2b2b2" fo:border-bottom="0.05pt dotted #b2b2b2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-left="none" fo:border-right="none" fo:border-top="0.05pt dotted #b2b2b2" fo:border-bottom="0.05pt dotted #b2b2b2">
        <style:background-image/>
      </style:table-cell-properties>
    </style:style>
    <style:style style:name="Table4.C2" style:family="table-cell">
      <style:table-cell-properties style:vertical-align="middle" fo:background-color="transparent" fo:padding="0.0382in" fo:border-left="none" fo:border-right="none" fo:border-top="0.05pt dotted #b2b2b2" fo:border-bottom="0.05pt dotted #b2b2b2">
        <style:background-image/>
      </style:table-cell-properties>
    </style:style>
    <style:style style:name="Table4.A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4" style:family="table-cell">
      <style:table-cell-properties style:vertical-align="middle" fo:padding="0.0382in" fo:border-left="none" fo:border-right="none" fo:border-top="0.05pt solid #000099" fo:border-bottom="0.05pt solid #000099"/>
    </style:style>
    <style:style style:name="Table4.B4" style:family="table-cell">
      <style:table-cell-properties style:vertical-align="middle" fo:padding="0.0382in" fo:border-left="none" fo:border-right="none" fo:border-top="0.05pt solid #000099" fo:border-bottom="0.05pt solid #000099"/>
    </style:style>
    <style:style style:name="Table4.C4" style:family="table-cell">
      <style:table-cell-properties style:vertical-align="middle" fo:padding="0.0382in" fo:border-left="none" fo:border-right="none" fo:border-top="0.05pt solid #000099" fo:border-bottom="0.05pt solid #000099"/>
    </style:style>
    <style:style style:name="Table4.A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5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A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7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8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8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8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A9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9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9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10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0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0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11" style:family="table-cell">
      <style:table-cell-properties style:vertical-align="middle" fo:padding="0.0382in" fo:border-left="none" fo:border-right="none" fo:border-top="0.5pt solid #0000cc" fo:border-bottom="0.5pt solid #0000cc"/>
    </style:style>
    <style:style style:name="Table4.B11" style:family="table-cell">
      <style:table-cell-properties style:vertical-align="middle" fo:padding="0.0382in" fo:border-left="none" fo:border-right="none" fo:border-top="0.5pt solid #0000cc" fo:border-bottom="0.5pt solid #0000cc"/>
    </style:style>
    <style:style style:name="Table4.C11" style:family="table-cell">
      <style:table-cell-properties style:vertical-align="middle" fo:padding="0.0382in" fo:border-left="none" fo:border-right="none" fo:border-top="0.5pt solid #0000cc" fo:border-bottom="0.5pt solid #0000cc"/>
    </style:style>
    <style:style style:name="Table4.A12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2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2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3" style:family="table-row">
      <style:table-row-properties style:row-height="0.1889in" fo:background-color="transparent" fo:keep-together="auto">
        <style:background-image/>
      </style:table-row-properties>
    </style:style>
    <style:style style:name="Table4.A13" style:family="table-cell" style:data-style-name="N122">
      <style:table-cell-properties style:vertical-align="middle" fo:background-color="transparent" fo:padding="0.0382in" fo:border-left="none" fo:border-right="none" fo:border-top="none" fo:border-bottom="0.05pt solid #ffffff" style:writing-mode="lr-tb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style:font-name="DejaVu Sans" fo:font-size="12pt" fo:font-style="italic" style:text-underline-style="none" officeooo:rsid="00a5a4d4" officeooo:paragraph-rsid="00a5a4d4" style:font-size-asian="12pt" style:font-style-asian="italic" style:font-size-complex="12pt" style:font-style-complex="italic"/>
    </style:style>
    <style:style style:name="P2" style:family="paragraph" style:parent-style-name="Heading_20_1">
      <style:paragraph-properties fo:text-align="start" style:justify-single-word="false"/>
      <style:text-properties fo:color="#003366" style:font-name="DejaVu Sans" fo:font-size="8pt" fo:language="en" fo:country="US" fo:font-style="italic" style:text-underline-style="none" fo:font-weight="bold" officeooo:rsid="006a5bb2" officeooo:paragraph-rsid="010b59d6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P3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4" style:family="paragraph" style:parent-style-name="Header">
      <style:paragraph-properties fo:text-align="end" style:justify-single-word="false"/>
      <style:text-properties fo:color="#666666" style:font-name="Liberation Sans1" fo:font-size="6pt" fo:font-style="italic" fo:font-weight="normal" officeooo:rsid="010721a5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style:font-name="Liberation Serif" fo:font-size="8pt" fo:font-style="italic" officeooo:rsid="0093c56f" officeooo:paragraph-rsid="00f99033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color="#003366" style:font-name="DejaVu Sans" fo:font-size="7pt" fo:language="en" fo:country="US" fo:font-weight="normal" officeooo:rsid="006a5bb2" officeooo:paragraph-rsid="00f99033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3366" style:font-name="DejaVu Sans" fo:font-size="7pt" fo:language="en" fo:country="US" fo:font-weight="normal" officeooo:rsid="0118a1ea" officeooo:paragraph-rsid="0118a1ea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3366" style:font-name="DejaVu Sans" fo:font-size="8pt" fo:language="en" fo:country="US" fo:font-style="italic" fo:font-weight="bold" officeooo:rsid="006a5bb2" officeooo:paragraph-rsid="00f99033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3366" style:font-name="DejaVu Sans" fo:font-size="8pt" fo:language="en" fo:country="US" fo:font-style="italic" fo:font-weight="bold" officeooo:rsid="006a5bb2" officeooo:paragraph-rsid="01088501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3366" style:font-name="DejaVu Sans" fo:font-size="8pt" fo:language="en" fo:country="US" fo:font-style="italic" fo:font-weight="bold" officeooo:rsid="006a5bb2" officeooo:paragraph-rsid="0112427f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1c1c1c" style:font-name="DejaVu Sans Condensed" fo:font-size="7pt" fo:language="en" fo:country="US" officeooo:paragraph-rsid="00f99033" style:letter-kerning="true" style:font-name-asian="Arial1" style:font-size-asian="7pt" style:language-asian="zxx" style:country-asian="none" style:font-name-complex="Liberation Serif2" style:font-size-complex="7pt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1c1c1c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21" style:family="paragraph" style:parent-style-name="Table_20_Contents">
      <style:text-properties fo:color="#1c1c1c" style:font-name="DejaVu Sans Condensed" fo:font-size="7pt" officeooo:paragraph-rsid="00f99033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1088501" style:font-size-asian="7pt" style:font-style-asian="normal" style:font-weight-asian="normal" style:font-size-complex="7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normal" fo:font-weight="normal" officeooo:rsid="00c81f3a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DejaVu Sans Condensed" fo:font-size="7pt" fo:language="en" fo:country="US" fo:font-style="italic" fo:font-weight="normal" officeooo:rsid="00c81f3a" officeooo:paragraph-rsid="00fecce9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DejaVu Sans Condensed" fo:font-size="7pt" fo:language="en" fo:country="US" fo:font-style="italic" fo:font-weight="normal" officeooo:rsid="00c81f3a" officeooo:paragraph-rsid="0118a1ea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bold" officeooo:paragraph-rsid="010fd300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italic" fo:font-weight="normal" officeooo:rsid="00c81f3a" officeooo:paragraph-rsid="0118a1ea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italic" fo:font-weight="normal" officeooo:paragraph-rsid="01088501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DejaVu Sans Condensed" fo:font-size="8pt" fo:font-weight="bold" officeooo:paragraph-rsid="00f99033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ans Narrow" fo:font-size="8pt" officeooo:paragraph-rsid="01194d82" style:font-size-asian="8pt" style:font-size-complex="8pt"/>
    </style:style>
    <style:style style:name="P32" style:family="paragraph" style:parent-style-name="Standard">
      <style:text-properties style:font-name="Liberation Sans Narrow" fo:font-size="8pt" officeooo:paragraph-rsid="00f99033" style:font-size-asian="8pt" style:font-size-complex="8pt"/>
    </style:style>
    <style:style style:name="P33" style:family="paragraph" style:parent-style-name="Table_20_Contents">
      <style:paragraph-properties fo:text-align="start" style:justify-single-word="false" fo:break-before="auto" fo:break-after="auto"/>
      <style:text-properties fo:color="#4c4c4c" style:font-name="DejaVu Sans" fo:font-size="10pt" fo:font-style="italic" style:text-underline-style="none" fo:font-weight="normal" officeooo:rsid="0030f21f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DejaVu Sans Condensed" fo:font-size="7pt" fo:font-style="italic" fo:font-weight="normal" officeooo:rsid="00c81f3a" officeooo:paragraph-rsid="010fd300" style:font-size-asian="7pt" style:font-style-asian="italic" style:font-weight-asian="normal" style:font-size-complex="7pt" style:font-style-complex="italic" style:font-weight-complex="normal"/>
    </style:style>
    <style:style style:name="T1" style:family="text">
      <style:text-properties style:font-name="DejaVu Sans Condensed"/>
    </style:style>
    <style:style style:name="T2" style:family="text">
      <style:text-properties fo:color="#003366" fo:language="en" fo:country="US" fo:font-weight="bold" officeooo:rsid="006a5bb2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style:style style:name="T3" style:family="text">
      <style:text-properties fo:color="#003366" fo:language="en" fo:country="US" fo:font-weight="bold" officeooo:rsid="0118a1ea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style:style style:name="T4" style:family="text">
      <style:text-properties fo:color="#003366" style:font-name="DejaVu Sans" fo:language="en" fo:country="US" fo:font-style="italic" officeooo:rsid="006a5bb2" style:letter-kerning="true" style:font-name-asian="Arial1" style:language-asian="zxx" style:country-asian="none" style:font-style-asian="italic" style:font-name-complex="Liberation Serif2" style:language-complex="zxx" style:country-complex="none" style:font-style-complex="italic"/>
    </style:style>
    <style:style style:name="T5" style:family="text">
      <style:text-properties fo:color="#003366" style:font-name="DejaVu Sans" fo:font-size="7pt" fo:language="en" fo:country="US" fo:font-weight="normal" officeooo:rsid="006a5bb2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T6" style:family="text">
      <style:text-properties fo:color="#003366" style:font-name="DejaVu Sans" fo:font-size="7pt" fo:language="en" fo:country="US" fo:font-weight="normal" officeooo:rsid="00c0a58c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T7" style:family="text">
      <style:text-properties officeooo:rsid="00281509"/>
    </style:style>
    <style:style style:name="T8" style:family="text">
      <style:text-properties fo:color="#666666" officeooo:rsid="00281509"/>
    </style:style>
    <style:style style:name="T9" style:family="text">
      <style:text-properties fo:color="#666666" officeooo:rsid="006208e9"/>
    </style:style>
    <style:style style:name="T10" style:family="text">
      <style:text-properties fo:color="#999999" fo:font-size="7pt" officeooo:rsid="0067739e" style:font-size-asian="7pt" style:font-size-complex="7pt"/>
    </style:style>
    <style:style style:name="T11" style:family="text">
      <style:text-properties fo:color="#999999" fo:font-size="7pt" officeooo:rsid="002d6ac5" style:font-size-asian="7pt" style:font-size-complex="7pt"/>
    </style:style>
    <style:style style:name="T12" style:family="text">
      <style:text-properties fo:color="#999999" fo:font-size="7pt" officeooo:rsid="006208e9" style:font-size-asian="7pt" style:font-size-complex="7pt"/>
    </style:style>
    <style:style style:name="T13" style:family="text">
      <style:text-properties fo:color="#999999" fo:font-size="7pt" fo:font-weight="bold" officeooo:rsid="00281509" style:font-size-asian="7pt" style:font-weight-asian="bold" style:font-size-complex="7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0fd300" style:font-weight-asian="bold" style:font-weight-complex="bold"/>
    </style:style>
    <style:style style:name="T16" style:family="text">
      <style:text-properties fo:language="en" fo:country="US" fo:font-weight="bold" officeooo:rsid="010fd300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2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0">A LA </text:span><text:span text:style-name="T11">FECHA</text:span><text:span text:style-name="T12">: </text:span><text:span text:style-name="T13"><text:placeholder text:placeholder-type="text">&lt;date&gt;</text:placeholder></text:span></text:p>
      <text:p text:style-name="P21"><text:placeholder text:placeholder-type="text">&lt;for each="account in objects"&gt;</text:placeholder></text:p>
      <text:p text:style-name="P15"><text:placeholder text:placeholder-type="text">&lt;if test="account.balance_sheet == True"&gt;</text:placeholder><text:tab/><text:tab/><text:tab/></text:p>
      <text:p text:style-name="P31"><text:tab/><text:tab/><text:tab/><text:tab/><text:tab/><text:tab/><text:tab/><text:tab/><text:tab/><text:tab/><text:tab/><text:tab/> <text:s text:c="12"/><text:span text:style-name="T5">AÑO 201</text:span><text:span text:style-name="T6">6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0">Código</text:p>
            </table:table-cell>
            <table:table-cell table:style-name="Table4.B1" office:value-type="string">
              <text:p text:style-name="P10">Cuenta</text:p>
            </table:table-cell>
            <table:table-cell table:style-name="Table4.C1" office:value-type="string">
              <text:p text:style-name="P9"/>
            </table:table-cell>
          </table:table-row>
        </table:table-header-rows>
        <table:table-row table:style-name="Table4.2"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1"><text:placeholder text:placeholder-type="text">&lt;account.name&gt;</text:placeholder></text:p>
          </table:table-cell>
          <table:table-cell table:style-name="Table4.C2" office:value-type="string">
            <text:p text:style-name="P12"><text:s/><text:placeholder text:placeholder-type="text">&lt;account.amount&gt;</text:placeholder></text:p>
          </table:table-cell>
        </table:table-row>
        <table:table-row>
          <table:table-cell table:style-name="Table4.A3" office:value-type="string">
            <text:p text:style-name="P19"/>
          </table:table-cell>
          <table:table-cell table:style-name="Table4.B3" office:value-type="string">
            <text:p text:style-name="P19"><text:placeholder text:placeholder-type="text">&lt;for each="child1 in account.childs"&gt;</text:placeholder></text:p>
          </table:table-cell>
          <table:table-cell table:style-name="Table4.C3">
            <text:p text:style-name="P20"/>
          </table:table-cell>
        </table:table-row>
        <table:table-row>
          <table:table-cell table:style-name="Table4.A4" office:value-type="string">
            <text:p text:style-name="P25"><text:placeholder text:placeholder-type="text">&lt;child1.sequence&gt;</text:placeholder></text:p>
          </table:table-cell>
          <table:table-cell table:style-name="Table4.B4" office:value-type="string">
            <text:p text:style-name="P30"><text:s text:c="4"/><text:span text:style-name="T4"><text:placeholder text:placeholder-type="text">&lt;child1.name&gt;</text:placeholder></text:span></text:p>
          </table:table-cell>
          <table:table-cell table:style-name="Table4.C4" office:value-type="string">
            <text:p text:style-name="P13"/>
          </table:table-cell>
        </table:table-row>
        <table:table-row>
          <table:table-cell table:style-name="Table4.A5" office:value-type="string">
            <text:p text:style-name="P5"/>
          </table:table-cell>
          <table:table-cell table:style-name="Table4.B5" office:value-type="string">
            <text:p text:style-name="P5"><text:placeholder text:placeholder-type="text">&lt;for each="child2 in child1.childs"&gt;</text:placeholder></text:p>
          </table:table-cell>
          <table:table-cell table:style-name="Table4.C5">
            <text:p text:style-name="P14"/>
          </table:table-cell>
        </table:table-row>
        <table:table-row>
          <table:table-cell table:style-name="Table4.A6" office:value-type="string">
            <text:p text:style-name="P25"><text:placeholder text:placeholder-type="text">&lt;child2.sequence&gt;</text:placeholder></text:p>
          </table:table-cell>
          <table:table-cell table:style-name="Table4.B6" office:value-type="string">
            <text:p text:style-name="P23"><text:s text:c="10"/><text:span text:style-name="T14"><text:placeholder text:placeholder-type="text">&lt;child2.name&gt;</text:placeholder></text:span></text:p>
          </table:table-cell>
          <table:table-cell table:style-name="Table4.C6" office:value-type="string">
            <text:p text:style-name="P22"><text:placeholder text:placeholder-type="text">&lt;child2.amount&gt;</text:placeholder></text:p>
          </table:table-cell>
        </table:table-row>
        <table:table-row>
          <table:table-cell table:style-name="Table4.A7" office:value-type="string">
            <text:p text:style-name="P6"/>
          </table:table-cell>
          <table:table-cell table:style-name="Table4.B7" office:value-type="string">
            <text:p text:style-name="P6"><text:placeholder text:placeholder-type="text">&lt;for each="child3 in child2.childs"&gt;</text:placeholder></text:p>
          </table:table-cell>
          <table:table-cell table:style-name="Table4.C7">
            <text:p text:style-name="P14"/>
          </table:table-cell>
        </table:table-row>
        <table:table-row>
          <table:table-cell table:style-name="Table4.A8" office:value-type="string">
            <text:p text:style-name="P28"><text:placeholder text:placeholder-type="text">&lt;child3.sequence&gt;</text:placeholder></text:p>
          </table:table-cell>
          <table:table-cell table:style-name="Table4.B8" office:value-type="string">
            <text:p text:style-name="P27"><text:s text:c="14"/><text:placeholder text:placeholder-type="text">&lt;child3.name&gt;</text:placeholder></text:p>
          </table:table-cell>
          <table:table-cell table:style-name="Table4.C8" office:value-type="string">
            <text:p text:style-name="P29"><text:placeholder text:placeholder-type="text">&lt;child3.amount&gt;</text:placeholder></text:p>
          </table:table-cell>
        </table:table-row>
        <table:table-row>
          <table:table-cell table:style-name="Table4.A9" office:value-type="string">
            <text:p text:style-name="P18"/>
          </table:table-cell>
          <table:table-cell table:style-name="Table4.B9" office:value-type="string">
            <text:p text:style-name="P18"><text:placeholder text:placeholder-type="text">&lt;/for&gt;</text:placeholder></text:p>
          </table:table-cell>
          <table:table-cell table:style-name="Table4.C9">
            <text:p text:style-name="P14"/>
          </table:table-cell>
        </table:table-row>
        <table:table-row>
          <table:table-cell table:style-name="Table4.A10" office:value-type="string">
            <text:p text:style-name="P18"/>
          </table:table-cell>
          <table:table-cell table:style-name="Table4.B10" office:value-type="string">
            <text:p text:style-name="P18"><text:placeholder text:placeholder-type="text">&lt;/for&gt;</text:placeholder></text:p>
          </table:table-cell>
          <table:table-cell table:style-name="Table4.C10">
            <text:p text:style-name="P14"/>
          </table:table-cell>
        </table:table-row>
        <table:table-row>
          <table:table-cell table:style-name="Table4.A11" office:value-type="string">
            <text:p text:style-name="P34"/>
          </table:table-cell>
          <table:table-cell table:style-name="Table4.B11" office:value-type="string">
            <text:p text:style-name="P34"><text:s text:c="25"/><text:span text:style-name="T15">TOTAL </text:span><text:span text:style-name="T16"><text:placeholder text:placeholder-type="text">&lt;child1.name&gt;</text:placeholder></text:span></text:p>
          </table:table-cell>
          <table:table-cell table:style-name="Table4.C11" office:value-type="string">
            <text:p text:style-name="P26"><text:placeholder text:placeholder-type="text">&lt;child1.amount&gt;</text:placeholder></text:p>
          </table:table-cell>
        </table:table-row>
        <table:table-row>
          <table:table-cell table:style-name="Table4.A12" office:value-type="string">
            <text:p text:style-name="P18"/>
          </table:table-cell>
          <table:table-cell table:style-name="Table4.B12" office:value-type="string">
            <text:p text:style-name="P18"><text:placeholder text:placeholder-type="text">&lt;/for&gt;</text:placeholder></text:p>
          </table:table-cell>
          <table:table-cell table:style-name="Table4.C12">
            <text:p text:style-name="P14"/>
          </table:table-cell>
        </table:table-row>
        <table:table-row table:style-name="Table4.13">
          <table:table-cell table:style-name="Table4.A13">
            <text:p text:style-name="P16"/>
          </table:table-cell>
          <table:table-cell table:style-name="Table4.A13">
            <text:p text:style-name="P16"/>
          </table:table-cell>
          <table:table-cell table:style-name="Table4.A13">
            <text:p text:style-name="P16"/>
          </table:table-cell>
        </table:table-row>
      </table:table>
      <text:p text:style-name="P32"/>
      <text:p text:style-name="P7"><text:placeholder text:placeholder-type="text">&lt;/if&gt;</text:placeholder></text:p>
      <text:p text:style-name="P17"><text:placeholder text:placeholder-type="text">&lt;/for&gt;</text:placeholder></text:p>
      <text:p text:style-name="P24"/>
      <text:p text:style-name="P17"/>
      <text:p text:style-name="P1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306in" table:align="left"/>
    </style:style>
    <style:style style:name="Table3.A" style:family="table-column">
      <style:table-column-properties style:column-width="4.5403in"/>
    </style:style>
    <style:style style:name="Table3.B" style:family="table-column">
      <style:table-column-properties style:column-width="2.3903in"/>
    </style:style>
    <style:style style:name="Table3.1" style:family="table-row">
      <style:table-row-properties style:min-row-height="0.384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000099" fo:border-bottom="0.05pt solid #000099">
        <style:background-image/>
      </style:table-cell-properties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DejaVu Sans" fo:font-size="12pt" fo:font-style="italic" style:text-underline-style="none" officeooo:rsid="00a5a4d4" officeooo:paragraph-rsid="00a5a4d4" style:font-size-asian="12pt" style:font-style-asian="italic" style:font-size-complex="12pt" style:font-style-complex="italic"/>
    </style:style>
    <style:style style:name="MP2" style:family="paragraph" style:parent-style-name="Heading_20_1">
      <style:paragraph-properties fo:text-align="start" style:justify-single-word="false"/>
      <style:text-properties fo:color="#003366" style:font-name="DejaVu Sans" fo:font-size="8pt" fo:language="en" fo:country="US" fo:font-style="italic" style:text-underline-style="none" fo:font-weight="bold" officeooo:rsid="006a5bb2" officeooo:paragraph-rsid="010b59d6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MP3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4" style:family="paragraph" style:parent-style-name="Header">
      <style:paragraph-properties fo:text-align="end" style:justify-single-word="false"/>
      <style:text-properties fo:color="#666666" style:font-name="Liberation Sans1" fo:font-size="6pt" fo:font-style="italic" fo:font-weight="normal" officeooo:rsid="010721a5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T1" style:family="text">
      <style:text-properties style:font-name="DejaVu Sans Condensed"/>
    </style:style>
    <style:style style:name="MT2" style:family="text">
      <style:text-properties fo:color="#003366" fo:language="en" fo:country="US" fo:font-weight="bold" officeooo:rsid="006a5bb2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style:style style:name="MT3" style:family="text">
      <style:text-properties fo:color="#003366" fo:language="en" fo:country="US" fo:font-weight="bold" officeooo:rsid="0118a1ea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style:style style:name="MT4" style:family="text">
      <style:text-properties officeooo:rsid="00281509"/>
    </style:style>
    <style:style style:name="MT5" style:family="text">
      <style:text-properties fo:color="#666666" officeooo:rsid="00281509"/>
    </style:style>
    <style:style style:name="MT6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/><text:span text:style-name="MT1"><text:s/></text:span><text:span text:style-name="MT2">ESTADO DE SITUACI</text:span><text:span text:style-name="MT3">Ó</text:span><text:span text:style-name="MT2">N FINANCIERA</text:span></text:p>
            </table:table-cell>
            <table:table-cell table:style-name="Table3.A1" office:value-type="string">
              <text:p text:style-name="MP2"><text:s text:c="2"/><text:placeholder text:placeholder-type="text">&lt;company.rec_name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text:span text:style-name="MT4">FECHA DE IMPRESIÓN: </text:span><text:span text:style-name="MT4"><text:placeholder text:placeholder-type="text">&lt;fecha&gt;</text:placeholder></text:span><text:span text:style-name="MT4"> <text:s/></text:span><text:span text:style-name="MT4"><text:placeholder text:placeholder-type="text">&lt;hora&gt;</text:placeholder></text:span><text:span text:style-name="MT4"> [ PAG. </text:span><text:span text:style-name="MT5"><text:page-number text:select-page="current">1</text:page-number></text:span><text:span text:style-name="MT5">/</text:span><text:span text:style-name="MT5"><text:page-count>1</text:page-count></text:span><text:span text:style-name="MT5"> </text:span><text:span text:style-name="MT6">]</text:span></text:p>
            </table:table-cell>
            <table:table-cell table:style-name="Table2.A1" office:value-type="string">
              <text:p text:style-name="MP4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30" meta:word-count="63" meta:character-count="651" meta:non-whitespace-character-count="531"/>
    <meta:user-defined meta:name="Info 1"/>
    <meta:user-defined meta:name="Info 2"/>
    <meta:user-defined meta:name="Info 3"/>
    <meta:user-defined meta:name="Info 4"/>
  </office:meta>
</office:document-meta>
</file>